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ce style:name="Andale Mono" svg:font-family="'Andale Mono'" style:font-adornments="Normal" style:font-pitch="fixed"/>
    <style:font-face style:name="Courier New" svg:font-family="'Courier New'" style:font-adornments="Regular" style:font-family-generic="modern" style:font-pitch="fixed"/>
    <style:font-face style:name="Arial Black" svg:font-family="'Arial Black'" style:font-adornments="Regular"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fo:font-style="italic" fo:font-weight="normal" style:font-style-asian="italic" style:font-weight-asian="normal" style:font-style-complex="italic" style:font-weight-complex="normal"/>
    </style:style>
    <style:style style:name="P2" style:family="paragraph" style:parent-style-name="Heading_20_1">
      <style:paragraph-properties fo:break-before="page"/>
    </style:style>
    <style:style style:name="P3" style:family="paragraph" style:parent-style-name="Code">
      <style:text-properties fo:font-weight="bold" style:font-weight-asian="bold" style:font-weight-complex="bold"/>
    </style:style>
    <style:style style:name="P4" style:family="paragraph" style:parent-style-name="Text_20_body" style:list-style-name="L2"/>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fr1" style:family="graphic" style:parent-style-name="Graphics">
      <style:graphic-properties fo:margin-left="0.199cm" fo:margin-right="0cm" fo:margin-top="0.199cm" fo:margin-bottom="0cm" style:protect="position" style:vertical-pos="bottom" style:vertical-rel="page-content" style:horizontal-pos="right" style:horizontal-rel="page-content" fo:background-color="#ffffff"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re">TP Sécurité des systèmes</text:p>
      <text:p text:style-name="Text_20_body">Compte rendu du TP de sécurité des systèmes, Nicolas MASSÉ et Thomas LIMIN. Ce document décrit les différentes étapes de l'installation et de la configuration d'un serveur sous GNU/Linux. La distribution choisie est Debian, en version Sid.</text:p>
      <text:h text:style-name="Heading_20_1" text:outline-level="1">Choix de la distribution</text:h>
      <text:p text:style-name="Text_20_body">Nous avons choisi d'installer la distribution Debian pour plusieurs raisons :</text:p>
      <text:list text:style-name="List_20_1">
        <text:list-item>
          <text:p text:style-name="List_20_Contents">Convient parfaitement aux environnements serveur</text:p>
        </text:list-item>
        <text:list-item>
          <text:p text:style-name="List_20_Contents">Nombre de packages disponibles</text:p>
        </text:list-item>
        <text:list-item>
          <text:p text:style-name="List_20_Contents">Documentation disponible</text:p>
        </text:list-item>
        <text:list-item>
          <text:p text:style-name="List_20_Contents">Support de SELinux</text:p>
        </text:list-item>
        <text:list-item>
          <text:p text:style-name="List_20_Contents">Maintenance aisée</text:p>
        </text:list-item>
      </text:list>
      <text:h text:style-name="Heading_20_1" text:outline-level="1">Passage en UTF-8</text:h>
      <text:p text:style-name="Text_20_body">Afin de pouvoir saisir des accents et accéder à des fichiers dont les noms comportent des accents, il est indispensable de configurer le système pour utiliser l'encodage UTF-8. Ceci est réalisé par les commandes suivantes. </text:p>
      <text:p text:style-name="Code">fleury-merogix:~# <text:span text:style-name="T1">apt-get install locales-all</text:span></text:p>
      <text:p text:style-name="Code">fleury-merogix:~# <text:span text:style-name="T1">echo 'LANG=fr_FR.UTF-8' &gt;&gt; /etc/environment</text:span></text:p>
      <text:p text:style-name="Code">fleury-merogix:~# <text:span text:style-name="T1">echo 'LC_ALL=fr_FR.UTF-8' &gt;&gt; /etc/environment</text:span></text:p>
      <text:h text:style-name="Heading_20_1" text:outline-level="1">Paramètres réseau</text:h>
      <text:p text:style-name="Text_20_body">Le réseau de l'école ne comportant pas de serveur DHCP, il est nécessaire de renseigner le système avec les paramètres réseaux notés sur les étiquettes appliquées sur les machines. On procède alors de la manière suivante.</text:p>
      <text:p text:style-name="Code">fleury-merogix:~# <text:span text:style-name="T1">echo 'http_proxy=http://proxy.ecole.ensicaen.fr:3128' &gt;&gt; /etc/environment</text:span></text:p>
      <text:p text:style-name="Code">fleury-merogix:~# <text:span text:style-name="T1">cat &lt;&lt;EOF &gt; /etc/network/interfaces</text:span></text:p>
      <text:p text:style-name="P1"># This file describes the network interfaces available on your system</text:p>
      <text:p text:style-name="P1"># and how to activate them. For more information, see interfaces(5).</text:p>
      <text:p text:style-name="P1"/>
      <text:p text:style-name="P1"># The loopback network interface</text:p>
      <text:p text:style-name="P1">auto lo</text:p>
      <text:p text:style-name="P1">iface lo inet loopback</text:p>
      <text:p text:style-name="P1"/>
      <text:p text:style-name="P1"># The primary network interface</text:p>
      <text:p text:style-name="P1">auto eth0</text:p>
      <text:p text:style-name="P1">iface eth0 inet static</text:p>
      <text:p text:style-name="P1"><text:s text:c="7"/>address 192.168.1.61</text:p>
      <text:p text:style-name="P1"><text:s text:c="7"/>netmask 255.255.255.0</text:p>
      <text:p text:style-name="P1"><text:s text:c="7"/>gateway 192.168.1.1</text:p>
      <text:p text:style-name="P1">EOF</text:p>
      <text:p text:style-name="Code">fleury-merogix:~# <text:span text:style-name="T1">cat &lt;&lt;EOF &gt; /etc/resolv.conf</text:span></text:p>
      <text:p text:style-name="P1">nameserver 193.49.200.16</text:p>
      <text:p text:style-name="P1">EOF</text:p>
      <text:h text:style-name="Heading_20_1" text:outline-level="1"/>
      <text:h text:style-name="P2" text:outline-level="1">Installation de sudo</text:h>
      <text:p text:style-name="Text_20_body">Lorsque deux utilisateurs administrent un serveur, il peut être intéressant de mettre en place un système de délégation de privilèges, l'administration s'en trouve alors facilitée. Cette délégation est rendue possible par le logiciel « sudo ». Une fois installé, il est nécessaire de le configurer en associant les utilisateurs concernés avec leur actions autorisées. </text:p>
      <text:p text:style-name="Code">fleury-merogix:~# <text:span text:style-name="T1">apt-get install sudo</text:span></text:p>
      <text:p text:style-name="Code">fleury-merogix:~# <text:span text:style-name="T1">EDITOR=cat visudo &gt; sudoers</text:span></text:p>
      <text:p text:style-name="Code">fleury-merogix:~# <text:span text:style-name="T1">echo 'nicolas ALL=(root) NOPASSWD: ALL' &gt;&gt; sudoers</text:span></text:p>
      <text:p text:style-name="Code">fleury-merogix:~# <text:span text:style-name="T1">echo 'thomas ALL=(root) NOPASSWD: ALL' &gt;&gt; sudoers</text:span></text:p>
      <text:p text:style-name="Code">fleury-merogix:~# <text:span text:style-name="T1">EDITOR=tee visudo &lt; sudoers</text:span></text:p>
      <text:p text:style-name="Text_20_body">Il est intéressant de noter que, les multiples administrateurs ne disposant pas du mot de passe administrateur, la révocation de privilèges est facilitée. En effet, il suffit de supprimer l'administrateur révoqué du fichier de configuration pour que tout lui soit interdit.</text:p>
      <text:h text:style-name="Heading_20_1" text:outline-level="1">Authentification par bi-clé RSA</text:h>
      <text:p text:style-name="Text_20_body">Être administrateur d'un système, c'est bien. Le rester, c'est mieux. Une menace importante pour l'administrateur est la fuite de mots de passe. En effet, il arrive que des utilisateurs indélicats regardent par dessus l'épaule de l'administrateur pour noter son mot de passe. Il est également possible qu'une machine du réseau soit équipée d'un key logger et ainsi toute saisie du mot de passe administrateur serait interceptée et enregistrée. </text:p>
      <text:p text:style-name="Text_20_body">Les mots de passe sont un des points faibles des systèmes informatiques. Nous proposons d'éliminer une partie de ces mots de passe en utilisant une authentification par bi-clé RSA. Chaque administrateur <text:span text:style-name="T2">a,</text:span> propriétaire d'une machine <text:span text:style-name="T2">m,</text:span> souhaitant accèder à un serveur <text:span text:style-name="T2">s</text:span> doit générer une paire de clés sur sa machine <text:span text:style-name="T2">m</text:span><text:span text:style-name="T3"> et</text:span> copier la clé publique dans son répertoire personnel sur le serveur.</text:p>
      <text:p text:style-name="Code">nicolas.masse@itinerix ~ $ <text:span text:style-name="T1">cat .ssh/id_rsa.pub</text:span></text:p>
      <text:p text:style-name="Code">ssh-rsa AAA [...] WQ== <text:a xlink:type="simple" xlink:href="mailto:nicolas.masse@itinerix">nicolas.masse@itinerix</text:a></text:p>
      <text:p text:style-name="Code"/>
      <text:p text:style-name="Code">nicolas@fleury-merogix:~$ <text:span text:style-name="T1">echo 'ssh-rsa AAA [...] WQ== nicolas.masse@itinerix' &gt;&gt; .ssh/authorized_keys</text:span></text:p>
      <text:h text:style-name="Heading_20_1" text:outline-level="1">Racine en lecture seule</text:h>
      <text:p text:style-name="Text_20_body">Comme l'installation a été effectuée sur 5 partitions différentes, il est possible de monter le système de fichier racine en lecture seule. Pour cela, on ajoute l'option « ro » dans le fichier fstab.</text:p>
      <text:p text:style-name="Code">/dev/hda5 <text:s text:c="6"/>/ <text:s text:c="14"/>xfs <text:s text:c="4"/>defaults,ro <text:s text:c="4"/>0 <text:s text:c="6"/>1</text:p>
      <text:p text:style-name="Text_20_body">Le montage en lecture seule de la partition racine permet d'éviter la modification accidentelle de cette portion du disque, qui ne contient que les binaires des fichiers exécutables et les fichiers de configuration du systèmes, données qui, au cours du fonctionnement normal du système, ne sont jamais modifiées. Cette précaution présente 2 avantages:</text:p>
      <text:list text:style-name="List_20_1">
        <text:list-item text:start-value="1">
          <text:p text:style-name="List_20_Contents">En cas de défaillance de l'alimentation électrique ou d'arrêt impromptu du système, cette partie primordiale des données ne seront en aucun cas corrompues</text:p>
        </text:list-item>
        <text:list-item>
          <text:p text:style-name="List_20_Contents">D'éventuelles erreurs de configuration qui laisseraient les droits d'écritures sur des fichiers sensibles de cette partition sont sans conséquences.</text:p>
        </text:list-item>
      </text:list>
      <text:h text:style-name="Heading_20_1" text:outline-level="1">Protection du lilo</text:h>
      <text:p text:style-name="Text_20_body">Ne pas protéger la seconde phase, après le BIOS du démarrage d'une machine permet à un indélicat de modifier les options de démarrage, et par exemple de sélectionner le premier exécutable lancé par le système. Dans le cas d'un système Linux, le premier exécutable est init, qui se charge de l'initialisation des différents services. Si init est remplacé par sh au moment du boot, alors l'utilisateur indélicat se voit offrir une console et l'ensemble des droits administrateurs. Il suffit pour cela de lancer la commande suivante à l'invite de LILO:</text:p>
      <text:p text:style-name="Code">linux init=/bin/sh</text:p>
      <text:p text:style-name="Text_20_body">Pour parer cette menace, il faut protéger l'invite de LILO par un mot de passe. Dans le fichier /etc/lilo.conf, ajouter le mot clé « restricted » aux images;</text:p>
      <text:p text:style-name="Code">image=/vmlinuz</text:p>
      <text:p text:style-name="Code"><text:s text:c="8"/>label=Linux</text:p>
      <text:p text:style-name="Code"><text:s text:c="8"/>read-only</text:p>
      <text:p text:style-name="Code"><text:s text:c="8"/>restricted</text:p>
      <text:p text:style-name="Text_20_body">puis définir un mot de passe;</text:p>
      <text:p text:style-name="Code">password=pouet</text:p>
      <text:p text:style-name="Text_20_body">et enfin réinstaller lilo</text:p>
      <text:p text:style-name="Code">fleury-merogix:~# <text:span text:style-name="T1">lilo</text:span></text:p>
      <text:p text:style-name="Text_20_body">Il est primordiale de limiter les accès en lecture à root, car ce fichier contient le mot de passe en clair.</text:p>
      <text:p text:style-name="Code">fleury-merogix:~# chmod 600 /etc/<text:span text:style-name="T1">lilo.conf</text:span></text:p>
      <text:h text:style-name="Heading_20_1" text:outline-level="1">Installation de SELinux</text:h>
      <text:p text:style-name="Text_20_body">Afin d'augmenter <text:span text:style-name="T4">grandement</text:span> la sécurité du serveur, nous avons choisi d'installer SELinux, un patch créé par la NSA qui implémente un contrôle d'accès obligatoire (Mandatory Access Control), par opposition au contrôle d'accès discrétionnaire (Discretionary access control). SELinux permet d'obtenir une sécurité de classe B (un système classique ne peut obtenir qu'un niveau C) selon la classification décrite dans le « Orange Book » (http://csrc.nist.gov/secpubs/rainbow/std001.txt).</text:p>
      <text:p text:style-name="Text_20_body">SELinux empèche, entre autres, l'exploitation d'une partie des « buffer overflow » ainsi que la compromission totale du système lorsqu'une attaque a réussi. L'utilisation de SELinux permet également de <text:span text:style-name="T4">formaliser</text:span> la sécurité d'un système. Il est par exemple possible, étant donnée une politique de sécurité SELinux, d'étudier l'impact d'une compromission localisée sur le reste du système. Par exemple : « Est-ce que la compromission du serveur Web implique également la compromission de la clé privé de l'autorité de certification présente sur ce serveur ? ».</text:p>
      <text:p text:style-name="Text_20_body">La présentation de SELinux dépasse largement le cadre de ce rapport. Pour de plus amples renseignements, voir</text:p>
      <text:list text:style-name="List_20_1">
        <text:list-item text:start-value="1">
          <text:p text:style-name="List_20_Contents"><text:a xlink:type="simple" xlink:href="http://en.wikipedia.org/wiki/Discretionary_access_control">http://en.wikipedia.org/wiki/Discretionary_access_control</text:a></text:p>
        </text:list-item>
        <text:list-item>
          <text:p text:style-name="List_20_Contents"><text:a xlink:type="simple" xlink:href="http://en.wikipedia.org/wiki/Mandatory_access_control">http://en.wikipedia.org/wiki/Mandatory_access_control</text:a></text:p>
        </text:list-item>
        <text:list-item>
          <text:p text:style-name="List_20_Contents"><text:a xlink:type="simple" xlink:href="http://en.wikipedia.org/wiki/Security-Enhanced_Linux">http://en.wikipedia.org/wiki/Security-Enhanced_Linux</text:a></text:p>
        </text:list-item>
        <text:list-item>
          <text:p text:style-name="List_20_Contents"><text:a xlink:type="simple" xlink:href="http://www.amazon.fr/dp/0596007167/">http://www.amazon.fr/dp/0596007167/</text:a></text:p>
        </text:list-item>
      </text:list>
      <text:p text:style-name="Text_20_body">Pour mettre en place SELinux, sous avons suivi les informations fournies par l'ouvrage « SELinux » aux éditions O'Reilly et par la page http://wiki.debian.org/SELinux/Setup</text:p>
      <text:p text:style-name="Text_20_body">Dans le fichier « lilo.conf », nous avons ajouté :</text:p>
      <text:p text:style-name="Code">append="selinux=1"</text:p>
      <text:p text:style-name="Text_20_body">puis réinstallé lilo,</text:p>
      <text:p text:style-name="Code">fleury-merogix:~# <text:span text:style-name="T1">lilo</text:span></text:p>
      <text:p text:style-name="Text_20_body">installé les packages nécessaires à SELinux,</text:p>
      <text:p text:style-name="Code">fleury-merogix:~# <text:span text:style-name="T1">apt-get install checkpolicy policycoreutils selinux-doc selinux-basics selinux-policy-refpolicy-targeted selinux-utils shellutils</text:span></text:p>
      <text:p text:style-name="Text_20_body">décommenté la ligne suivante dans /etc/pam.d/login et /etc/pam.d/ssh,</text:p>
      <text:p text:style-name="Code">session <text:s/>required <text:s text:c="4"/>pam_selinux.so</text:p>
      <text:p text:style-name="Text_20_body">et ajouté la ligne suivante dans /etc/udev/udev.conf.</text:p>
      <text:p text:style-name="Code">no_static_dev="something"</text:p>
      <text:h text:style-name="Heading_20_1" text:outline-level="1">Ajout d'utilisateurs</text:h>
      <text:p text:style-name="Text_20_body">Pour nous permettre de travailler sur le serveur sans disposer des droits d'administrateurs lorsque que cela ne s'avérait pas indispensable, nous avons créés 2 comptes utilisateurs distincts:</text:p>
      <text:p text:style-name="Code">useradd --comment 'Binome de droite' --password 'nicolas' --create-home --shell /bin/bash nicolas</text:p>
      <text:p text:style-name="Code">useradd --comment 'Binome de gauche' --password 'thomas' --create-home --shell /bin/bash thomas</text:p>
      <text:h text:style-name="Heading_20_1" text:outline-level="1">Choix de la méthode d'installation des applications</text:h>
      <text:p text:style-name="Text_20_body">Nous avons délibérément choisi de ne pas suivre la méthode d'installation préconisée dans l'énoncé du TP. En effet, celle-ci indique de télécharger les sources les plus récentes (du moins la dernière version stable) de chaque logiciels directement depuis le site web du projet correspondant. Cette méthode permet d'obtenir, il est vrai, une version récente, souvent authentifiée par ses auteurs (présence de fichiers de hashs signés), et non modifiée par des développeurs tiers. Cependant, elle s'affranchit de toutes considération concernant la gestion automatisée des dépendances (les différents logiciels tiers indispensables au fonctionnement) et des correctifs, que ce soit des mises à jour de sécurité ou de simples ajouts de fonctionnalités. Bien que ces derniers ne soient pas indispensables pour un serveur de production, il en va tout autrement de la gestion des correctifs, qui est essentielle. Devant le travail <text:s text:c="2"/>harassant de la gestion des dépendances et la recherche continuelles des derniers correctifs pour l'ensemble des logiciels installés, nous avons choisi d'utiliser le système de gestion des paquets logiciels inclus dans la distribution Debian: Advanced Packaging Tool (apt). Cet outil maintient à jour une liste des dépendances, des correctifs et des nouvelles version pour l'ensemble des logiciels installés, ainsi que pour un large panel de logiciels disponibles.</text:p>
      <text:p text:style-name="Text_20_body">Le choix d'apt, ou d'autre outils similaire comme yum (Fedora) ou rpm (Red Hat, Mandriva) permêt d'accélérer, de simplifier et de sécuriser le cycle d'installation et de maintenance de l'ensemble des paquets logiciels installé sur le serveur.</text:p>
      <text:h text:style-name="Heading_20_1" text:outline-level="1">Installation du serveur SSH</text:h>
      <text:p text:style-name="Text_20_body">Afin d'autoriser l'accès à distance, nous avons installer un serveur SSH, fourni par le projet open-ssh. Nous avons interdit, la connexion en tant qu'administrateur (ajout de la ligne « PermitRootLogin no » au fichier /etc/ssh/ssh_config). Cette précaution permet d'éviter une attaque par dictionnaire sur le login root qui essaierait inlassablement des mots de passe. L'interdiction du login root ajoute une difficulté supplémentaire: le choix du login.</text:p>
      <text:p text:style-name="Code">root@fleury-merogix:~# <text:span text:style-name="T1">apt-get install openssh</text:span></text:p>
      <text:p text:style-name="Text_20_body">Comme le précise l'énoncé, nous avons fait en sorte que le service ssh soit pris en charge par le démon xinetd, afin de limiter l'empreinte mémoire de ce service qui n'est utilisé qu'exceptionnellement. Ceci nécessite d'installer xinetd et de préciser au système de ne pas lancer sshd au démarrage.</text:p>
      <text:p text:style-name="Code">root@fleury-merogix:~# apt-get install xinetd</text:p>
      <text:p text:style-name="Code">root@fleury-merogix:~# update-rc.d sshd remove</text:p>
      <text:p text:style-name="Text_20_body">Pour permettre à xinetd de démarrer ssh, il faut lui fournir quelque directives, à placer dans un fichier « sshd » stocké dans le répertoire /etc/xinetd.d</text:p>
      <text:p text:style-name="Code">service ssh</text:p>
      <text:p text:style-name="Code">{</text:p>
      <text:p text:style-name="Code"><text:s text:c="8"/>socket_type <text:s text:c="4"/>= stream</text:p>
      <text:p text:style-name="Code"><text:s text:c="8"/>wait <text:s text:c="11"/>= no</text:p>
      <text:p text:style-name="Code"><text:s text:c="8"/>user <text:s text:c="11"/>= root</text:p>
      <text:p text:style-name="Code"><text:s text:c="8"/>server <text:s text:c="9"/>= /usr/sbin/sshd</text:p>
      <text:p text:style-name="Code"><text:s text:c="8"/>server_args <text:s text:c="4"/>= -i</text:p>
      <text:p text:style-name="Code"><text:s text:c="8"/>log_on_success <text:s/>+= DURATION USERID</text:p>
      <text:p text:style-name="Code"><text:s text:c="8"/>log_on_failure <text:s/>+= USERID</text:p>
      <text:p text:style-name="Code"><text:s text:c="8"/>nice <text:s text:c="11"/>= 10</text:p>
      <text:p text:style-name="Code"><text:s text:c="8"/>only_from <text:s text:c="6"/>= 0.0.0.0</text:p>
      <text:p text:style-name="Code"><text:s text:c="8"/>disable <text:s text:c="8"/>= no</text:p>
      <text:p text:style-name="Code">}</text:p>
      <text:p text:style-name="Text_20_body">Un redémarrage de xinetd lui permet de prendre en compte ces modifications:</text:p>
      <text:p text:style-name="Code">root@fleury-merogix:~# /etc/init.d/xinetd restart</text:p>
      <text:h text:style-name="Heading_20_1" text:outline-level="1">Le message d'avertissement</text:h>
      <text:p text:style-name="Text_20_body">En cas d'accès frauduleux à notre serveur, une bannière rappel à l'indélicat qu'il n'est pas le bienvenu, il ne peut ainsi plus ignorer qu'il commet un délit.</text:p>
      <text:p text:style-name="Code">root@fleury-merogix:~# <text:span text:style-name="T1">cat &lt;&lt;EOF &gt; /etc/ssh/banner</text:span></text:p>
      <text:p text:style-name="P1"/>
      <text:p text:style-name="P1">+---------------------------------------------------------------------------+</text:p>
      <text:p text:style-name="P1">| <text:s text:c="74"/>|</text:p>
      <text:p text:style-name="P1">| <text:s text:c="23"/>Bienvenue sur Fleury Merogix. <text:s text:c="21"/>|</text:p>
      <text:p text:style-name="P1">| <text:s text:c="74"/>|</text:p>
      <text:p text:style-name="P1">| <text:s text:c="74"/>|</text:p>
      <text:p text:style-name="P1">| <text:s/>Accès réservés aux entités autorisées <text:s text:c="35"/>|</text:p>
      <text:p text:style-name="P1">| <text:s text:c="74"/>|</text:p>
      <text:p text:style-name="P1">+---------------------------------------------------------------------------+</text:p>
      <text:p text:style-name="P1"/>
      <text:p text:style-name="P1">EOF</text:p>
      <text:p text:style-name="Text_20_body">L'emplacement du contenu à utiliser comme bannière est spécifié dans le fichier « /etc/ssh/sshd_config »</text:p>
      <text:p text:style-name="Code">Banner /etc/ssh/banner</text:p>
      <text:h text:style-name="Heading_20_1" text:outline-level="1">Installation du serveur web</text:h>
      <text:p text:style-name="Text_20_body">L'installation du serveur web, apache, incluant le module mod_ssl pour l'accès sécurisé n'a nécessité que l'exécution de cette commande:</text:p>
      <text:p text:style-name="Code">root@fleury-merogix:~# apt-get install apache2</text:p>
      <text:p text:style-name="Text_20_body">La création du certificat étant détaillée dans l'énoncé, nous ne la détaillerons pas ici. La mise en place de ssl nécessite cependant une section supplémentaire dans la configuration d'apache:</text:p>
      <text:p text:style-name="Code">&lt;IfModule mod_ssl.c&gt;</text:p>
      <text:p text:style-name="Code">##</text:p>
      <text:p text:style-name="Code">## SSL Virtual Host Context</text:p>
      <text:p text:style-name="Code">##</text:p>
      <text:p text:style-name="Code"/>
      <text:p text:style-name="Code">&lt;VirtualHost *:443&gt;</text:p>
      <text:p text:style-name="Code"/>
      <text:p text:style-name="Code"># <text:s text:c="2"/>General setup for the virtual host</text:p>
      <text:p text:style-name="Code"/>
      <text:p text:style-name="Code">DocumentRoot "/var/www"</text:p>
      <text:p text:style-name="Code">ServerName </text:p>
      <text:p text:style-name="Code">ServerAdmin thomas.limin@gmail.com</text:p>
      <text:p text:style-name="Code">ErrorLog logs/ssl_error_log</text:p>
      <text:p text:style-name="Code"/>
      <text:p text:style-name="Code"># <text:s text:c="2"/>SSL Engine Switch:</text:p>
      <text:p text:style-name="Code"># <text:s text:c="2"/>Enable/Disable SSL for this virtual host.</text:p>
      <text:p text:style-name="Code">SSLEngine on</text:p>
      <text:p text:style-name="Code"/>
      <text:p text:style-name="Code">SSLProtocol all</text:p>
      <text:p text:style-name="Code"/>
      <text:p text:style-name="Code"># <text:s text:c="2"/>SSL Cipher Suite:</text:p>
      <text:p text:style-name="Code"># <text:s text:c="2"/>List the ciphers that the client is permitted to negotiate.</text:p>
      <text:p text:style-name="Code"># <text:s text:c="2"/>See the mod_ssl documentation for a complete list.</text:p>
      <text:p text:style-name="Code">#SSLCipherSuite ALL:!ADH:!EXPORT56:RC4+RSA:+HIGH:+MEDIUM:+LOW:+SSLv2:+EXP:+eNULL</text:p>
      <text:p text:style-name="Code">SSLCipherSuite HIGH:MEDIUM</text:p>
      <text:p text:style-name="Code"/>
      <text:p text:style-name="Code"># <text:s text:c="2"/>Server Certificate:</text:p>
      <text:p text:style-name="Code"># <text:s text:c="2"/>Point SSLCertificateFile at a PEM encoded certificate. <text:s/>If</text:p>
      <text:p text:style-name="Code"># <text:s text:c="2"/>the certificate is encrypted, then you will be prompted for a</text:p>
      <text:p text:style-name="Code"># <text:s text:c="2"/>pass phrase. <text:s/>Note that a kill -HUP will prompt again. A test</text:p>
      <text:p text:style-name="Code"># <text:s text:c="2"/>certificate can be generated with `make certificate' under</text:p>
      <text:p text:style-name="Code"># <text:s text:c="2"/>built time. Keep in mind that if you've both a RSA and a DSA</text:p>
      <text:p text:style-name="Code"># <text:s text:c="2"/>certificate you can configure both in parallel (to also allow</text:p>
      <text:p text:style-name="Code"># <text:s text:c="2"/>the use of DSA ciphers, etc.)</text:p>
      <text:p text:style-name="Code">SSLCertificateFile conf/ssl/webserver_cert.pem</text:p>
      <text:p text:style-name="Code"/>
      <text:p text:style-name="Code"># <text:s text:c="2"/>Server Private Key:</text:p>
      <text:p text:style-name="Code"># <text:s text:c="2"/>If the key is not combined with the certificate, use this</text:p>
      <text:p text:style-name="Code"># <text:s text:c="2"/>directive to point at the key file. <text:s/>Keep in mind that if</text:p>
      <text:p text:style-name="Code"># <text:s text:c="2"/>you've both a RSA and a DSA private key you can configure</text:p>
      <text:p text:style-name="Code"># <text:s text:c="2"/>both in parallel (to also allow the use of DSA ciphers, etc.)</text:p>
      <text:p text:style-name="Code">SSLCertificateKeyFile conf/ssl/webserver_priv_key_cleartext.pem</text:p>
      <text:p text:style-name="Code"/>
      <text:p text:style-name="Code">SSLOptions +FakeBasicAuth +ExportCertData +CompatEnvVars +StrictRequire</text:p>
      <text:p text:style-name="Code"/>
      <text:p text:style-name="Code">&lt;/VirtualHost&gt;</text:p>
      <text:p text:style-name="Code"/>
      <text:p text:style-name="Code">&lt;/IfModule&gt;</text:p>
      <text:h text:style-name="Heading_20_1" text:outline-level="1">Mise en place du firewall (iptables)</text:h>
      <text:p text:style-name="Text_20_body">Pour mettre en place le firewall, nous avons créé un script qui l'initialise. Il commence par vider les chaines « INPUT », « OUTPUT » et « FORWARD » puis il définit les actions par défaut (DROP) et enfin il ouvre les ports qui doivent être accessibles (gestion par white list)</text:p>
      <text:p text:style-name="Code">#!/bin/sh</text:p>
      <text:p text:style-name="Code"/>
      <text:p text:style-name="Code">#</text:p>
      <text:p text:style-name="Code"># Modified version of a script from the OpenWrt project.</text:p>
      <text:p text:style-name="Code">#</text:p>
      <text:p text:style-name="Code"/>
      <text:p text:style-name="Code"># Interfaces</text:p>
      <text:p text:style-name="Code">LAN=eth0</text:p>
      <text:p text:style-name="Code"/>
      <text:p text:style-name="Code">## CLEAR TABLES</text:p>
      <text:p text:style-name="Code">iptables -t filter -F</text:p>
      <text:p text:style-name="Code">iptables -t filter -X</text:p>
      <text:p text:style-name="Code"/>
      <text:p text:style-name="Code">### INPUT</text:p>
      <text:p text:style-name="Code">### <text:s/>(connections with the router as destination)</text:p>
      <text:p text:style-name="Code"/>
      <text:p text:style-name="Code"><text:s text:c="2"/># base case</text:p>
      <text:p text:style-name="Code"><text:s text:c="2"/>iptables -P INPUT DROP</text:p>
      <text:p text:style-name="Code"><text:s text:c="2"/>iptables -A INPUT -m state --state INVALID -j DROP</text:p>
      <text:p text:style-name="Code"><text:s text:c="2"/>iptables -A INPUT -m state --state RELATED,ESTABLISHED -j ACCEPT</text:p>
      <text:p text:style-name="Code"><text:s text:c="2"/>iptables -A INPUT -p tcp --tcp-flags SYN SYN --tcp-option \! 2 -j <text:s/>DROP</text:p>
      <text:p text:style-name="Code"/>
      <text:p text:style-name="Code"><text:s text:c="2"/># allow</text:p>
      <text:p text:style-name="Code"><text:s text:c="2"/>iptables -A INPUT -p icmp -j ACCEPT <text:s text:c="26"/># allow ICMP</text:p>
      <text:p text:style-name="Code"><text:s text:c="2"/>iptables -A INPUT -p tcp --sport 22 -j ACCEPT <text:s text:c="16"/># allow SSH</text:p>
      <text:p text:style-name="Code"><text:s text:c="2"/>iptables -A INPUT -p tcp --sport 80 -j ACCEPT <text:s text:c="16"/># allow HTTP</text:p>
      <text:p text:style-name="Code"><text:s text:c="2"/>iptables -A INPUT -p tcp --sport 443 -j ACCEPT <text:s text:c="15"/># allow HTTPS</text:p>
      <text:p text:style-name="Code"/>
      <text:p text:style-name="Code"><text:s text:c="2"/># reject (what to do with anything not allowed earlier)</text:p>
      <text:p text:style-name="Code"><text:s text:c="2"/>iptables -A INPUT -p tcp -j REJECT --reject-with tcp-reset</text:p>
      <text:p text:style-name="Code"><text:s text:c="2"/>iptables -A INPUT -j REJECT --reject-with icmp-port-unreachable</text:p>
      <text:p text:style-name="Code"/>
      <text:p text:style-name="Code">### OUTPUT</text:p>
      <text:p text:style-name="Code">### (connections with the router as source)</text:p>
      <text:p text:style-name="Code"/>
      <text:p text:style-name="Code"><text:s text:c="2"/># base case</text:p>
      <text:p text:style-name="Code"><text:s text:c="2"/>iptables -P OUTPUT DROP</text:p>
      <text:p text:style-name="Code"><text:s text:c="2"/>iptables -A OUTPUT -m state --state INVALID -j DROP</text:p>
      <text:p text:style-name="Code"><text:s text:c="2"/>iptables -A OUTPUT -m state --state RELATED,ESTABLISHED -j ACCEPT</text:p>
      <text:p text:style-name="Code"/>
      <text:p text:style-name="Code"><text:s text:c="2"/># allow</text:p>
      <text:p text:style-name="Code"><text:s text:c="2"/>iptables -A OUTPUT -j ACCEPT <text:s text:c="9"/>#allow everything out</text:p>
      <text:p text:style-name="Code"/>
      <text:p text:style-name="Code"><text:s text:c="2"/># reject (what to do with anything not allowed earlier)</text:p>
      <text:p text:style-name="Code"><text:s text:c="2"/>iptables -A OUTPUT -p tcp -j REJECT --reject-with tcp-reset</text:p>
      <text:p text:style-name="Code"><text:s text:c="2"/>iptables -A OUTPUT -j REJECT --reject-with icmp-port-unreachable</text:p>
      <text:h text:style-name="Heading_20_1" text:outline-level="1"/>
      <text:h text:style-name="P2" text:outline-level="1">Prise en main de NMAP</text:h>
      <text:h text:style-name="Heading_20_2" text:outline-level="2">Liste des machines du réseau local</text:h>
      <text:p text:style-name="Code">fleury-merogix:~# <text:span text:style-name="T1">nmap -sP 10.0.0.0/24</text:span></text:p>
      <text:p text:style-name="Code"/>
      <text:p text:style-name="Code">Starting Nmap 4.20 ( http://insecure.org ) at 2007-02-09 15:16 CET</text:p>
      <text:p text:style-name="Code">Host 10.0.0.1 appears to be up.</text:p>
      <text:p text:style-name="Code">MAC Address: 00:16:17:4F:48:BF (MSI)</text:p>
      <text:p text:style-name="Code">Host 10.0.0.2 appears to be up.</text:p>
      <text:p text:style-name="Code">Host 10.0.0.3 appears to be up.</text:p>
      <text:p text:style-name="Code">MAC Address: 08:00:46:B0:22:15 (Sony)</text:p>
      <text:p text:style-name="Code">Nmap finished: 256 IP addresses (3 hosts up) scanned in 5.172 seconds</text:p>
      <text:h text:style-name="Heading_20_2" text:outline-level="2">Liste des protocoles IP activés sur une machine</text:h>
      <text:p text:style-name="Code">fleury-merogix:~# <text:span text:style-name="T1">nmap -sO 10.0.0.3</text:span></text:p>
      <text:p text:style-name="Code"/>
      <text:p text:style-name="Code">Starting Nmap 4.11 ( http://www.insecure.org/nmap/ ) at 2007-02-09 14:22 CET</text:p>
      <text:p text:style-name="Code">Interesting protocols on 10.0.0.3:</text:p>
      <text:p text:style-name="Code">Not shown: 252 closed protocols</text:p>
      <text:p text:style-name="Code">PROTOCOL STATE <text:s text:c="8"/>SERVICE</text:p>
      <text:p text:style-name="Code">1 <text:s text:c="7"/>open <text:s text:c="9"/>icmp</text:p>
      <text:p text:style-name="Code">2 <text:s text:c="7"/>open|filtered igmp</text:p>
      <text:p text:style-name="Code">6 <text:s text:c="7"/>open <text:s text:c="9"/>tcp</text:p>
      <text:p text:style-name="Code">17 <text:s text:c="6"/>filtered <text:s text:c="5"/>udp</text:p>
      <text:p text:style-name="Code">MAC Address: 08:00:46:B0:22:15 (Sony)</text:p>
      <text:p text:style-name="Code"/>
      <text:p text:style-name="Code">Nmap finished: 1 IP address (1 host up) scanned in 262.875 seconds</text:p>
      <text:h text:style-name="Heading_20_2" text:outline-level="2">Liste des ports TCP ouverts</text:h>
      <text:p text:style-name="Text_20_body">Par exemple, sur une machine non sécurisée :</text:p>
      <text:p text:style-name="Code">fleury-merogix:~# <text:span text:style-name="T1">nmap -sS 10.0.0.3</text:span></text:p>
      <text:p text:style-name="Code"/>
      <text:p text:style-name="Code">Starting Nmap 4.20 ( http://insecure.org ) at 2007-02-09 15:30 CET</text:p>
      <text:p text:style-name="Code">Interesting ports on 10.0.0.3:</text:p>
      <text:p text:style-name="Code">Not shown: 1691 <text:span text:style-name="T4">closed</text:span> ports</text:p>
      <text:p text:style-name="Code">PORT <text:s text:c="4"/>STATE SERVICE</text:p>
      <text:p text:style-name="Code">22/tcp <text:s text:c="2"/>open <text:s/>ssh</text:p>
      <text:p text:style-name="Code">80/tcp <text:s text:c="2"/>open <text:s/>http</text:p>
      <text:p text:style-name="Code">443/tcp <text:s/>open <text:s/>https</text:p>
      <text:p text:style-name="P3">631/tcp <text:s/>open <text:s/>ipp</text:p>
      <text:p text:style-name="P3">8009/tcp open <text:s/>ajp13</text:p>
      <text:p text:style-name="P3">8080/tcp open <text:s/>http-proxy</text:p>
      <text:p text:style-name="Code">MAC Address: 08:00:46:B0:22:15 (Sony)</text:p>
      <text:p text:style-name="Code"/>
      <text:p text:style-name="Code">Nmap finished: 1 IP address (1 host up) scanned in 0.228 seconds</text:p>
      <text:p text:style-name="Text_20_body">Plusieurs services en plus de ceux listés dans les spécifications de l'installation demandées sont actifs. Si leur utilité n'est pas démontrée, ils doivent être stoppés, ceci pour limiter la surface d'attaque et le travail de maintenance.</text:p>
      <text:p text:style-name="Text_20_body">Et sur notre serveur sécurisé :</text:p>
      <text:p text:style-name="Code">itinerix ~ # <text:span text:style-name="T1">nmap -sS 10.0.0.2</text:span></text:p>
      <text:p text:style-name="Code"/>
      <text:p text:style-name="Code">Starting Nmap 4.11 ( http://www.insecure.org/nmap/ ) at 2007-02-09 14:48 CET</text:p>
      <text:p text:style-name="Code">Interesting ports on 10.0.0.2:</text:p>
      <text:p text:style-name="Code">Not shown: 1677 <text:span text:style-name="T4">filtered</text:span> ports</text:p>
      <text:p text:style-name="Code">PORT <text:s text:c="3"/>STATE <text:s/>SERVICE</text:p>
      <text:p text:style-name="Code">22/tcp <text:s/>open <text:s text:c="2"/>ssh</text:p>
      <text:p text:style-name="Code">80/tcp <text:s/>open <text:s text:c="2"/>http</text:p>
      <text:p text:style-name="Code">443/tcp closed https</text:p>
      <text:p text:style-name="Code">MAC Address: 00:08:54:1C:F8:F0 (Netronix)</text:p>
      <text:p text:style-name="Code"/>
      <text:p text:style-name="Code">Nmap finished: 1 IP address (1 host up) scanned in 21.323 seconds</text:p>
      <text:h text:style-name="Heading_20_2" text:outline-level="2">Liste des ports UDP ouverts</text:h>
      <text:p text:style-name="Code">itinerix ~ # <text:span text:style-name="T2">nmap -sU 10.0.0.2</text:span></text:p>
      <text:p text:style-name="Code"/>
      <text:p text:style-name="Code">Starting Nmap 4.11 ( http://www.insecure.org/nmap/ ) at 2007-02-09 15:02 CET</text:p>
      <text:p text:style-name="Code">All 1487 scanned ports on 10.0.0.2 are <text:span text:style-name="T4">open|filtered</text:span></text:p>
      <text:p text:style-name="Code">MAC Address: 00:08:54:1C:F8:F0 (Netronix)</text:p>
      <text:p text:style-name="Code"/>
      <text:p text:style-name="Code">Nmap finished: 1 IP address (1 host up) scanned in 32.618 seconds</text:p>
      <text:h text:style-name="Heading_20_2" text:outline-level="2">Tests intrusifs</text:h>
      <text:p text:style-name="Code">itinerix ~ # <text:span text:style-name="T2">nmap -O --osscan-guess -sV --version-all -sS <text:s/>10.0.0.2</text:span></text:p>
      <text:p text:style-name="Code"/>
      <text:p text:style-name="Code">Starting Nmap 4.11 ( http://www.insecure.org/nmap/ ) at 2007-02-09 15:17 CET</text:p>
      <text:p text:style-name="Code">Interesting ports on 10.0.0.2:</text:p>
      <text:p text:style-name="Code">Not shown: 1678 <text:span text:style-name="T4">filtered</text:span> ports</text:p>
      <text:p text:style-name="Code">PORT <text:s text:c="2"/>STATE SERVICE VERSION</text:p>
      <text:p text:style-name="Code">22/tcp open <text:s/>ssh <text:s text:c="4"/><text:span text:style-name="T4">OpenSSH 4.3p2 Debian 8 (protocol 2.0)</text:span></text:p>
      <text:p text:style-name="Code">80/tcp open <text:s/>http <text:s text:c="3"/><text:span text:style-name="T4">Apache httpd 2.2.3 ((Debian))</text:span></text:p>
      <text:p text:style-name="Code">MAC Address: 00:08:54:1C:F8:F0 (Netronix)</text:p>
      <text:p text:style-name="Code">Device type: general purpose</text:p>
      <text:p text:style-name="Code">Running: Linux 2.4.X|2.5.X|2.6.X</text:p>
      <text:p text:style-name="Code">OS details: <text:span text:style-name="T4">Linux 2.4.0 - 2.5.20, Linux 2.4.7 - 2.6.11</text:span></text:p>
      <text:p text:style-name="Code">Service Info: OS: Linux</text:p>
      <text:p text:style-name="Code"/>
      <text:p text:style-name="Code">Nmap finished: 1 IP address (1 host up) scanned in 9.008 seconds</text:p>
      <text:h text:style-name="Heading_20_1" text:outline-level="1">Utilisation de Nessus</text:h>
      <text:p text:style-name="Text_20_body">Nous avons suivi la documentation <text:a xlink:type="simple" xlink:href="http://www.securityfocus.com/infocus/1741">http://www.securityfocus.com/infocus/1741</text:a> et Nessus n'a pas trouvé de vulnérabilités connues.</text:p>
      <text:h text:style-name="Heading_20_1" text:outline-level="1">Analyse du trafic réseau de l'honeypot</text:h>
      <text:p text:style-name="Text_20_body">Adresse IP de l'honeypot: 192.168.0.99</text:p>
      <text:p text:style-name="Text_20_body">Adresse IP de l'attaquant: 192.168.0.9</text:p>
      <text:p text:style-name="Text_20_body">Le fichier contient la capture d'une session de scan sur l'honeypot: des paquet TCP, ne correspondant pas a des initialisation de connexion sont envoyés vers l'ensemble des ports de la machine cibles, afin de déterminer les services ouverts. Cette activité correspond à celle engendrée par un outil comme nmap.</text:p>
      <text:h text:style-name="Heading_20_1" text:outline-level="1">Analyse de la machine cible.ecole.ensicaen.fr</text:h>
      <text:p text:style-name="Code">limin@itanen:limin$ping cible.ecole.ensicaen.fr</text:p>
      <text:p text:style-name="Code">PING cible.ecole.ensicaen.fr (192.168.16.253) 56(84) bytes of data.</text:p>
      <text:p text:style-name="Code">From itanec.ecole.ensicaen.fr (192.168.16.149): icmp_seq=1 Destination Host Unreachable</text:p>
      <text:p text:style-name="Code">[...]</text:p>
      <text:p text:style-name="Code">From itanec.ecole.ensicaen.fr (192.168.16.149) icmp_seq=11 Destination Host Unreachable</text:p>
      <text:p text:style-name="Code"/>
      <text:p text:style-name="Code">--- cible.ecole.ensicaen.fr ping statistics ---</text:p>
      <text:p text:style-name="Code">11 packets transmitted, 0 received, +10 errors, 100% packet loss, time 10004ms</text:p>
      <text:p text:style-name="Text_20_body">D'après le message ICMP reçu, Destination Host Unreachable, <text:s/>et l'environnement réseau supposé (Ethernet) la machine cible ne répond pas aux requêtes ARP envoyée par Itane pour connaître son adresse MAC. Nous pouvons donc raisonnablement penser que:</text:p>
      <text:list text:style-name="List_20_1">
        <text:list-item text:start-value="1">
          <text:p text:style-name="List_20_Contents">La machine cible est éteinte</text:p>
        </text:list-item>
        <text:list-item>
          <text:p text:style-name="List_20_Contents">La machine cible n'est pas connectée au réseau</text:p>
        </text:list-item>
        <text:list-item>
          <text:p text:style-name="List_20_Contents">La connexion réseau de machine cible est défaillante.</text:p>
        </text:list-item>
      </text:list>
      <text:p text:style-name="Text_20_body">Dans les trois cas, elle est en « sécurité ».</text:p>
      <text:h text:style-name="Heading_20_1" text:outline-level="1"/>
      <text:h text:style-name="P2" text:outline-level="1">Tentative de buffer overflow avec servbuf.c</text:h>
      <text:p text:style-name="Text_20_body">Nous avons eu quelques difficultés avec cette partie du TP. En effet, le programme fourni compile, mais avec des avertissements...</text:p>
      <text:p text:style-name="Code">nicolas@fleury-merogix:~$ <text:span text:style-name="T1">gcc -Wall serverbuf.c -o serverbuf</text:span></text:p>
      <text:p text:style-name="Code">serverbuf.c: In function ‘handling_client’:</text:p>
      <text:p text:style-name="Code">serverbuf.c:17: warning: implicit declaration of function ‘strcpy’</text:p>
      <text:p text:style-name="Code">serverbuf.c:17: warning: incompatible implicit declaration of built-in function ‘strcpy’</text:p>
      <text:p text:style-name="Code">serverbuf.c:18: warning: implicit declaration of function ‘strlen’</text:p>
      <text:p text:style-name="Code">serverbuf.c:18: warning: incompatible implicit declaration of built-in function ‘strlen’</text:p>
      <text:p text:style-name="Code">serverbuf.c:27: warning: <text:span text:style-name="T4">too many arguments for format</text:span></text:p>
      <text:p text:style-name="Code">serverbuf.c: In function ‘main’:</text:p>
      <text:p text:style-name="Code">serverbuf.c:54: warning: implicit declaration of function ‘atol’</text:p>
      <text:p text:style-name="Code">serverbuf.c:57: warning: <text:span text:style-name="T4">passing argument 2 of ‘bind’ from incompatible pointer type</text:span></text:p>
      <text:p text:style-name="Code">serverbuf.c:68: warning: <text:span text:style-name="T4">passing argument 2 of ‘accept’ from incompatible pointer type</text:span></text:p>
      <text:p text:style-name="Code">serverbuf.c:68: warning: <text:span text:style-name="T4">pointer targets in passing argument 3 of ‘accept’ differ in signedness</text:span></text:p>
      <text:p text:style-name="Code">serverbuf.c:74: warning: implicit declaration of function ‘fork’</text:p>
      <text:p text:style-name="Code">serverbuf.c:76: warning: implicit declaration of function ‘close’</text:p>
      <text:p text:style-name="Text_20_body">...et ne fonctionne pas !</text:p>
      <text:p text:style-name="Code">nicolas@fleury-merogix:~$ <text:span text:style-name="T2">./serverbuf 2050</text:span></text:p>
      <text:p text:style-name="P3">accept() failed: Invalid argument</text:p>
      <text:p text:style-name="Text_20_body">Après corrections (une variable non initialisée) et améliorations, le fichier compile et fonctionne correctement (c'est à dire qu'il comporte une vulnérabilité). </text:p>
      <text:p text:style-name="Code">#include &lt;stdio.h&gt;</text:p>
      <text:p text:style-name="Code">#include &lt;netdb.h&gt;</text:p>
      <text:p text:style-name="Code">#include &lt;netinet/in.h&gt;</text:p>
      <text:p text:style-name="Code">#include &lt;signal.h&gt;</text:p>
      <text:p text:style-name="Code"/>
      <text:p text:style-name="Code">#include &lt;string.h&gt; <text:s text:c="12"/>// for strcpy, strlen</text:p>
      <text:p text:style-name="Code">#include &lt;unistd.h&gt; <text:s text:c="12"/>// for close</text:p>
      <text:p text:style-name="Code">#include &lt;stdlib.h&gt; <text:s text:c="12"/>// for atoi</text:p>
      <text:p text:style-name="Code">#include &lt;errno.h&gt; <text:s text:c="13"/>// for errno</text:p>
      <text:p text:style-name="Code">#include &lt;sysexits.h&gt; <text:s text:c="10"/>// for EX_USAGE</text:p>
      <text:p text:style-name="Code"/>
      <text:p text:style-name="P3">#define BUFFER_SIZE 1024</text:p>
      <text:p text:style-name="P3">#define NAME_SIZE 2048</text:p>
      <text:p text:style-name="Code"/>
      <text:p text:style-name="Code">int handling_client(int c) {</text:p>
      <text:p text:style-name="Code"><text:s text:c="4"/>char buffer[BUFFER_SIZE], name[NAME_SIZE];</text:p>
      <text:p text:style-name="Code"><text:s text:c="4"/>int bytes;</text:p>
      <text:p text:style-name="Code"/>
      <text:p text:style-name="Code"><text:s text:c="4"/>strcpy(buffer, "Login : ");</text:p>
      <text:p text:style-name="Code"><text:s text:c="4"/>bytes = send(c, buffer, strlen(buffer), 0);</text:p>
      <text:p text:style-name="Code"><text:s text:c="4"/>if (bytes == -1) {</text:p>
      <text:p text:style-name="Code"><text:s text:c="8"/>perror("send");</text:p>
      <text:p text:style-name="Code"><text:s text:c="8"/>return errno;</text:p>
      <text:p text:style-name="Code"><text:s text:c="4"/>}</text:p>
      <text:p text:style-name="Code"/>
      <text:p text:style-name="Code"><text:s text:c="4"/>bytes = recv(c, name, sizeof(name), 0);</text:p>
      <text:p text:style-name="Code"><text:s text:c="4"/>if (bytes == -1) {</text:p>
      <text:p text:style-name="Code"><text:s text:c="8"/>perror("recv");</text:p>
      <text:p text:style-name="Code"><text:s text:c="8"/>return errno;</text:p>
      <text:p text:style-name="Code"><text:s text:c="4"/>}</text:p>
      <text:p text:style-name="Code"/>
      <text:p text:style-name="Code"><text:s text:c="4"/>name[bytes - 1] = '\0';</text:p>
      <text:p text:style-name="Code"><text:s text:c="4"/><text:span text:style-name="T4">sprintf(buffer, "nice to meet you %s\n", name);</text:span></text:p>
      <text:p text:style-name="Code"/>
      <text:p text:style-name="Code"><text:s text:c="4"/>bytes = send(c, buffer, strlen(buffer), 0);</text:p>
      <text:p text:style-name="Code"><text:s text:c="4"/>if (bytes == -1) {</text:p>
      <text:p text:style-name="Code"><text:s text:c="8"/>perror("send");</text:p>
      <text:p text:style-name="Code"><text:s text:c="8"/>return errno;</text:p>
      <text:p text:style-name="Code"><text:s text:c="4"/>}</text:p>
      <text:p text:style-name="Code"/>
      <text:p text:style-name="Code"><text:s text:c="4"/>return 0;</text:p>
      <text:p text:style-name="Code">}</text:p>
      <text:p text:style-name="Code"/>
      <text:p text:style-name="Code">int main(int argc, char *argv[]) {</text:p>
      <text:p text:style-name="Code"><text:s text:c="4"/>if (argc != 2) {</text:p>
      <text:p text:style-name="Code"><text:s text:c="8"/>fprintf(stderr, "usage: %s port\n", argv[0]);</text:p>
      <text:p text:style-name="Code"><text:s text:c="8"/>exit(EX_USAGE);</text:p>
      <text:p text:style-name="Code"><text:s text:c="4"/>}</text:p>
      <text:p text:style-name="Code"/>
      <text:p text:style-name="Code"><text:s text:c="4"/>// Let the father not being disturbed by its childs</text:p>
      <text:p text:style-name="Code"><text:s text:c="4"/>signal(SIGCLD, SIG_IGN);</text:p>
      <text:p text:style-name="Code"/>
      <text:p text:style-name="Code"><text:s text:c="4"/>int sock = socket(PF_INET, SOCK_STREAM, 0);</text:p>
      <text:p text:style-name="Code"><text:s text:c="4"/>if (sock == -1) {</text:p>
      <text:p text:style-name="Code"><text:s text:c="8"/>perror("socket");</text:p>
      <text:p text:style-name="Code"><text:s text:c="8"/>exit(EXIT_FAILURE);</text:p>
      <text:p text:style-name="Code"><text:s text:c="4"/>}</text:p>
      <text:p text:style-name="Code"/>
      <text:p text:style-name="Code"><text:s text:c="4"/>struct sockaddr_in srv;</text:p>
      <text:p text:style-name="Code"><text:s text:c="4"/>srv.sin_addr.s_addr = INADDR_ANY;</text:p>
      <text:p text:style-name="Code"><text:s text:c="4"/>srv.sin_port = htons((unsigned short int) atol(argv[1]));</text:p>
      <text:p text:style-name="Code"><text:s text:c="4"/>srv.sin_family = AF_INET;</text:p>
      <text:p text:style-name="Code"/>
      <text:p text:style-name="Code"><text:s text:c="4"/>if (bind(sock, (struct sockaddr *) &amp;srv, sizeof(srv)) == -1) {</text:p>
      <text:p text:style-name="Code"><text:s text:c="8"/>perror("bind");</text:p>
      <text:p text:style-name="Code"><text:s text:c="8"/>exit(EXIT_FAILURE);</text:p>
      <text:p text:style-name="Code"><text:s text:c="4"/>}</text:p>
      <text:p text:style-name="Code"/>
      <text:p text:style-name="Code"><text:s text:c="4"/>if (listen(sock, 3) == -1) {</text:p>
      <text:p text:style-name="Code"><text:s text:c="8"/>perror("listen");</text:p>
      <text:p text:style-name="Code"><text:s text:c="8"/>exit(EXIT_FAILURE);</text:p>
      <text:p text:style-name="Code"><text:s text:c="4"/>}</text:p>
      <text:p text:style-name="Code"/>
      <text:p text:style-name="Code"><text:s text:c="4"/>for (;;) {</text:p>
      <text:p text:style-name="Code"><text:s text:c="8"/>int con = accept(sock, NULL, NULL);</text:p>
      <text:p text:style-name="Code"><text:s text:c="8"/>if (con == -1) {</text:p>
      <text:p text:style-name="Code"><text:s text:c="12"/>perror("accept");</text:p>
      <text:p text:style-name="Code"><text:s text:c="12"/>exit(EXIT_FAILURE);</text:p>
      <text:p text:style-name="Code"><text:s text:c="8"/>}</text:p>
      <text:p text:style-name="Code"/>
      <text:p text:style-name="Code"><text:s text:c="8"/>pid_t pid = fork();</text:p>
      <text:p text:style-name="Code"><text:s text:c="8"/>if (pid == 0) {</text:p>
      <text:p text:style-name="Code"><text:s text:c="12"/>close(sock);</text:p>
      <text:p text:style-name="Code"/>
      <text:p text:style-name="Code"><text:s text:c="12"/>// The child processes the request</text:p>
      <text:p text:style-name="Code"><text:s text:c="12"/>if (handling_client(con) != 0) {</text:p>
      <text:p text:style-name="Code"><text:s text:c="16"/>fprintf(stderr, "%s: handling failed", argv[0]);</text:p>
      <text:p text:style-name="Code"><text:s text:c="12"/>}</text:p>
      <text:p text:style-name="Code"/>
      <text:p text:style-name="Code"><text:s text:c="12"/>// The child closes the connection...</text:p>
      <text:p text:style-name="Code"><text:s text:c="12"/>close(con);</text:p>
      <text:p text:style-name="Code"/>
      <text:p text:style-name="Code"><text:s text:c="12"/>// and exits !</text:p>
      <text:p text:style-name="Code"><text:s text:c="12"/>exit(EXIT_SUCCESS);</text:p>
      <text:p text:style-name="Code"><text:s text:c="8"/>} else if (pid &gt; 0) {</text:p>
      <text:p text:style-name="Code"><text:s text:c="12"/>// The father closes the file descriptor</text:p>
      <text:p text:style-name="Code"><text:s text:c="12"/>close(con);</text:p>
      <text:p text:style-name="Code"><text:s text:c="8"/>} else {</text:p>
      <text:p text:style-name="Code"><text:s text:c="12"/>perror("fork");</text:p>
      <text:p text:style-name="Code"><text:s text:c="12"/>exit(EXIT_FAILURE);</text:p>
      <text:p text:style-name="Code"><text:s text:c="8"/>}</text:p>
      <text:p text:style-name="Code"><text:s text:c="4"/>}</text:p>
      <text:p text:style-name="Code"/>
      <text:p text:style-name="Code"><text:s text:c="4"/>return EXIT_SUCCESS;</text:p>
      <text:p text:style-name="Code">}</text:p>
      <text:p text:style-name="Text_20_body">Afin de réaliser le buffer overflow, on traduit le programme en assembleur avec la commande suivante :</text:p>
      <text:p text:style-name="Code">nicolas@fleury-merogix:~$ <text:span text:style-name="T2">gcc -o testbuf.asm -S testbuf.c</text:span></text:p>
      <text:p text:style-name="Text_20_body">Et après analyse, on en déduit que la pile est dans l'état représenté par la figure suivante avant l'appel à la fonction « sprintf ».</text:p>
      <text:p text:style-name="Text_20_body">Pour écraser l'adresse de retour de la fonction, il faut envoyer 1023 caractères. En effet, 1024 – 17 + 4 x 4 = 1023 (17 étant la taille de la chaine de caractères « nice to meet you »).</text:p>
      <text:p text:style-name="Text_20_body">Il faut donc envoyer à ce programme une longue chaine de caractères composée :</text:p>
      <text:list text:style-name="L2">
        <text:list-item>
          <text:p text:style-name="P4">du code de l'exploit,</text:p>
        </text:list-item>
        <text:list-item>
          <text:p text:style-name="P4">des caractères de bourrage (p. ex. 90, c'est à dire NOP),</text:p>
        </text:list-item>
        <text:list-item>
          <text:p text:style-name="P4">de l'adresse de buffer + 18,</text:p>
        </text:list-item>
      </text:list>
      <text:p text:style-name="Text_20_body">pour un total de 1023 caractères.</text:p>
      <text:p text:style-name="Text_20_body">Cette partie du TP nous a posé problème. Tout d'abord, toutes les distributions Linux récentes sont compilées avec le flag « PIC » (Position Independant Code), permettant de rendre <text:s/>aléatoires les adresses des différentes parties d'un programme. Preuve: deux appels au programme « ldd » ne donnent pas les même résultats.</text:p>
      <text:p text:style-name="Code">nicolas@fleury-merogix:~$ ldd serverbuf</text:p>
      <text:p text:style-name="Code"><text:s text:c="8"/>linux-gate.so.1 =&gt; <text:s/>(0xffffe000)</text:p>
      <text:p text:style-name="Code"><text:s text:c="8"/>libc.so.6 =&gt; /lib32/libc.so.6 (0xf7e93000)</text:p>
      <text:p text:style-name="Code"><text:s text:c="8"/>/lib/ld-linux.so.2 (0xf7fd0000)</text:p>
      <text:p text:style-name="Code">nicolas@fleury-merogix:~$ ldd serverbuf</text:p>
      <text:p text:style-name="Code"><text:s text:c="8"/>linux-gate.so.1 =&gt; <text:s/>(0xffffe000)</text:p>
      <text:p text:style-name="Code"><text:s text:c="8"/>libc.so.6 =&gt; /lib32/libc.so.6 (0xf7e45000)</text:p>
      <text:p text:style-name="Code"><text:s text:c="8"/>/lib/ld-linux.so.2 (0xf7f82000)</text:p>
      <text:p text:style-name="Text_20_body">L'adresse de la pile étant aléatoire, l'exploitation du buffer overflow n'en fût que plus compliquée.</text:p>
      <text:p text:style-name="Text_20_body">Ensuite, nous avons dû faire face aux protections matérielles des processeurs modernes : nous avons tenté de programmer le buffer overflow sur <text:s/>nos machines personnelles, mais cela n'a jamais fonctionné ! </text:p>
      <text:p text:style-name="Text_20_body"><draw:frame draw:style-name="fr1" draw:name="graphics1" text:anchor-type="paragraph" svg:width="7.699cm" svg:height="14.55cm" draw:z-index="0"><draw:image xlink:href="../BufferOverflow.svm" xlink:type="simple" xlink:show="embed" xlink:actuate="onLoad"/></draw:frame>En effet, sur nos machines personnelles équipées d'un processeur 64 bits avec la fonctionnalité « NX bit » (AMD) ou « XD bit » (Intel) et d'un Linux récent, toute page mémoire exécutable est en lecture seule et toute page mémoire modifiable ne peut pas être exécutée. Il en résulte que nous pouvions modifier l'adresse de retour de la fonction « handling_client », mais pas exécuter le shellcode présent sur la pile (et ce bien que le programme « serverbuf » ait été compilé en mode compatibilité (32 bits) avec l'option « -m32 » de gcc.</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ce style:name="Andale Mono" svg:font-family="'Andale Mono'" style:font-adornments="Normal" style:font-pitch="fixed"/>
    <style:font-face style:name="Courier New" svg:font-family="'Courier New'" style:font-adornments="Regular" style:font-family-generic="modern" style:font-pitch="fixed"/>
    <style:font-face style:name="Arial Black" svg:font-family="'Arial Black'" style:font-adornments="Regular"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writing-mode="page"/>
      <style:text-properties style:use-window-font-color="true" style:font-name="Times New Roman" fo:font-size="12pt" fo:language="fr" fo:country="FR"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52cm" fo:margin-bottom="0.152cm" fo:text-align="justify" style:justify-single-word="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New Roman"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font-name-complex="Tahoma1"/>
    </style:style>
    <style:style style:name="List_20_Contents" style:display-name="List Contents" style:family="paragraph" style:parent-style-name="Standard" style:list-style-name="List_20_1" style:class="html">
      <style:paragraph-properties fo:margin-left="1cm" fo:margin-right="0cm" fo:text-indent="0cm" style:auto-text-indent="false"/>
    </style:style>
    <style:style style:name="Code" style:family="paragraph" style:parent-style-name="Standard" style:class="text" style:master-page-name="">
      <style:paragraph-properties fo:margin-left="0cm" fo:margin-right="0cm" fo:margin-top="0cm" fo:margin-bottom="0cm" fo:hyphenation-ladder-count="8" fo:text-indent="0cm" style:auto-text-indent="false" fo:background-color="#cccccc" style:shadow="none">
        <style:tab-stops/>
        <style:background-image/>
      </style:paragraph-properties>
      <style:text-properties style:font-name="Courier New" fo:font-size="8pt" style:font-size-asian="10.5pt" fo:hyphenate="false" fo:hyphenation-remain-char-count="2" fo:hyphenation-push-char-count="2"/>
    </style:style>
    <style:style style:name="Titre" style:family="paragraph" style:parent-style-name="Heading">
      <style:paragraph-properties fo:text-align="center" style:justify-single-word="false"/>
      <style:text-properties style:font-name="Arial Black" fo:font-size="2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creation-date>2007-01-26T14:16:52</meta:creation-date>
    <dc:date>2007-02-28T14:43:45</dc:date>
    <dc:language>fr-FR</dc:language>
    <meta:editing-cycles>113</meta:editing-cycles>
    <meta:user-defined meta:name="Info 1"/>
    <meta:user-defined meta:name="Info 2"/>
    <meta:user-defined meta:name="Info 3"/>
    <meta:user-defined meta:name="Info 4"/>
    <meta:document-statistic meta:table-count="0" meta:image-count="1" meta:object-count="0" meta:page-count="11" meta:paragraph-count="421" meta:word-count="3741" meta:character-count="26099"/>
  </office:meta>
</office:document-meta>
</file>